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nventions" style:family="table">
      <style:table-properties style:width="19.001cm" table:align="margins" style:may-break-between-rows="false"/>
    </style:style>
    <style:style style:name="conventions.A" style:family="table-column">
      <style:table-column-properties style:column-width="4.001cm" style:rel-column-width="13798*"/>
    </style:style>
    <style:style style:name="conventions.B" style:family="table-column">
      <style:table-column-properties style:column-width="15cm" style:rel-column-width="51737*"/>
    </style:style>
    <style:style style:name="conventions.1" style:family="table-row">
      <style:table-row-properties fo:keep-together="always"/>
    </style:style>
    <style:style style:name="conventions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Footer">
      <style:text-properties officeooo:rsid="00340865" officeooo:paragraph-rsid="00340865"/>
    </style:style>
    <style:style style:name="P2" style:family="paragraph" style:parent-style-name="Standard">
      <style:text-properties officeooo:rsid="00006105" officeooo:paragraph-rsid="00006105"/>
    </style:style>
    <style:style style:name="P3" style:family="paragraph" style:parent-style-name="Text_20_body">
      <style:text-properties officeooo:rsid="00006105" officeooo:paragraph-rsid="00006105"/>
    </style:style>
    <style:style style:name="P4" style:family="paragraph" style:parent-style-name="Text_20_body">
      <loext:graphic-properties draw:fill="none"/>
      <style:paragraph-properties fo:background-color="transparent"/>
      <style:text-properties officeooo:rsid="00006105" officeooo:paragraph-rsid="002359e9"/>
    </style:style>
    <style:style style:name="P5" style:family="paragraph" style:parent-style-name="Text_20_body">
      <style:text-properties officeooo:rsid="00006105" officeooo:paragraph-rsid="00424639"/>
    </style:style>
    <style:style style:name="P6" style:family="paragraph" style:parent-style-name="Text_20_body">
      <style:text-properties officeooo:rsid="00015ed7" officeooo:paragraph-rsid="00015ed7"/>
    </style:style>
    <style:style style:name="P7" style:family="paragraph" style:parent-style-name="Text_20_body">
      <style:text-properties officeooo:rsid="00015ed7" officeooo:paragraph-rsid="0001f82b"/>
    </style:style>
    <style:style style:name="P8" style:family="paragraph" style:parent-style-name="Text_20_body">
      <style:text-properties officeooo:rsid="00015ed7" officeooo:paragraph-rsid="00175776"/>
    </style:style>
    <style:style style:name="P9" style:family="paragraph" style:parent-style-name="Text_20_body">
      <style:text-properties officeooo:rsid="00015ed7" officeooo:paragraph-rsid="001c61b3"/>
    </style:style>
    <style:style style:name="P10" style:family="paragraph" style:parent-style-name="Text_20_body">
      <style:text-properties officeooo:rsid="00015ed7" officeooo:paragraph-rsid="00433313"/>
    </style:style>
    <style:style style:name="P11" style:family="paragraph" style:parent-style-name="Text_20_body">
      <style:text-properties officeooo:rsid="00015ed7" officeooo:paragraph-rsid="00450c09"/>
    </style:style>
    <style:style style:name="P12" style:family="paragraph" style:parent-style-name="Text_20_body">
      <style:text-properties officeooo:rsid="0003d147" officeooo:paragraph-rsid="0003d147"/>
    </style:style>
    <style:style style:name="P13" style:family="paragraph" style:parent-style-name="Text_20_body">
      <style:text-properties officeooo:rsid="00058dcd" officeooo:paragraph-rsid="00058dcd"/>
    </style:style>
    <style:style style:name="P14" style:family="paragraph" style:parent-style-name="Text_20_body">
      <style:text-properties officeooo:rsid="00058dcd" officeooo:paragraph-rsid="0026ccca"/>
    </style:style>
    <style:style style:name="P15" style:family="paragraph" style:parent-style-name="Text_20_body">
      <style:text-properties officeooo:rsid="00058dcd" officeooo:paragraph-rsid="00299273"/>
    </style:style>
    <style:style style:name="P16" style:family="paragraph" style:parent-style-name="Text_20_body">
      <loext:graphic-properties draw:fill="none"/>
      <style:paragraph-properties fo:background-color="transparent"/>
      <style:text-properties officeooo:rsid="00081219" officeooo:paragraph-rsid="00081219"/>
    </style:style>
    <style:style style:name="P17" style:family="paragraph" style:parent-style-name="Text_20_body">
      <loext:graphic-properties draw:fill="none"/>
      <style:paragraph-properties fo:background-color="transparent"/>
      <style:text-properties officeooo:rsid="00081219" officeooo:paragraph-rsid="00433313"/>
    </style:style>
    <style:style style:name="P18" style:family="paragraph" style:parent-style-name="Text_20_body">
      <loext:graphic-properties draw:fill="none"/>
      <style:paragraph-properties fo:background-color="transparent"/>
      <style:text-properties officeooo:rsid="000a941e" officeooo:paragraph-rsid="000a941e"/>
    </style:style>
    <style:style style:name="P19" style:family="paragraph" style:parent-style-name="Text_20_body">
      <style:text-properties officeooo:rsid="000a941e" officeooo:paragraph-rsid="00119830"/>
    </style:style>
    <style:style style:name="P20" style:family="paragraph" style:parent-style-name="Text_20_body">
      <loext:graphic-properties draw:fill="none"/>
      <style:paragraph-properties fo:background-color="transparent"/>
      <style:text-properties officeooo:rsid="000a941e" officeooo:paragraph-rsid="00163e40"/>
    </style:style>
    <style:style style:name="P21" style:family="paragraph" style:parent-style-name="Text_20_body">
      <style:text-properties officeooo:rsid="000a941e" officeooo:paragraph-rsid="00299273"/>
    </style:style>
    <style:style style:name="P22" style:family="paragraph" style:parent-style-name="Text_20_body">
      <loext:graphic-properties draw:fill="none"/>
      <style:paragraph-properties fo:background-color="transparent"/>
      <style:text-properties officeooo:rsid="00093e9f" officeooo:paragraph-rsid="00093e9f"/>
    </style:style>
    <style:style style:name="P23" style:family="paragraph" style:parent-style-name="Text_20_body">
      <loext:graphic-properties draw:fill="none"/>
      <style:paragraph-properties fo:background-color="transparent"/>
      <style:text-properties officeooo:rsid="00095e03" officeooo:paragraph-rsid="00095e03"/>
    </style:style>
    <style:style style:name="P24" style:family="paragraph" style:parent-style-name="Text_20_body">
      <loext:graphic-properties draw:fill="none"/>
      <style:paragraph-properties fo:background-color="transparent"/>
      <style:text-properties officeooo:rsid="001f30ad" officeooo:paragraph-rsid="001f30ad"/>
    </style:style>
    <style:style style:name="P25" style:family="paragraph" style:parent-style-name="Text_20_body">
      <loext:graphic-properties draw:fill="none"/>
      <style:paragraph-properties fo:background-color="transparent"/>
      <style:text-properties fo:font-weight="normal" officeooo:rsid="0020b972" officeooo:paragraph-rsid="0020b972" style:font-weight-asian="normal" style:font-weight-complex="normal"/>
    </style:style>
    <style:style style:name="P26" style:family="paragraph" style:parent-style-name="Text_20_body">
      <loext:graphic-properties draw:fill="none"/>
      <style:paragraph-properties fo:background-color="transparent"/>
      <style:text-properties fo:font-weight="normal" officeooo:rsid="002359e9" officeooo:paragraph-rsid="002359e9" style:font-weight-asian="normal" style:font-weight-complex="normal"/>
    </style:style>
    <style:style style:name="P27" style:family="paragraph" style:parent-style-name="Text_20_body">
      <loext:graphic-properties draw:fill="none"/>
      <style:paragraph-properties fo:background-color="transparent"/>
      <style:text-properties fo:font-weight="normal" officeooo:rsid="0024e62b" officeooo:paragraph-rsid="0024e62b" style:font-weight-asian="normal" style:font-weight-complex="normal"/>
    </style:style>
    <style:style style:name="P28" style:family="paragraph" style:parent-style-name="Text_20_body">
      <loext:graphic-properties draw:fill="none"/>
      <style:paragraph-properties fo:background-color="transparent"/>
      <style:text-properties fo:font-weight="normal" officeooo:rsid="00253037" officeooo:paragraph-rsid="00253037" style:font-weight-asian="normal" style:font-weight-complex="normal"/>
    </style:style>
    <style:style style:name="P29" style:family="paragraph" style:parent-style-name="Text_20_body">
      <loext:graphic-properties draw:fill="none"/>
      <style:paragraph-properties fo:background-color="transparent"/>
      <style:text-properties fo:font-weight="normal" officeooo:rsid="0026ccca" officeooo:paragraph-rsid="0026ccca" style:font-weight-asian="normal" style:font-weight-complex="normal"/>
    </style:style>
    <style:style style:name="P30" style:family="paragraph" style:parent-style-name="Text_20_body">
      <style:text-properties officeooo:rsid="00268729" officeooo:paragraph-rsid="00268729"/>
    </style:style>
    <style:style style:name="P31" style:family="paragraph" style:parent-style-name="Text_20_body">
      <loext:graphic-properties draw:fill="none"/>
      <style:paragraph-properties fo:background-color="transparent"/>
      <style:text-properties officeooo:rsid="0026ccca" officeooo:paragraph-rsid="0026ccca"/>
    </style:style>
    <style:style style:name="P32" style:family="paragraph" style:parent-style-name="Text_20_body">
      <loext:graphic-properties draw:fill="none"/>
      <style:paragraph-properties fo:background-color="transparent"/>
      <style:text-properties officeooo:rsid="001fb68d" officeooo:paragraph-rsid="001fb68d"/>
    </style:style>
    <style:style style:name="P33" style:family="paragraph" style:parent-style-name="Text_20_body">
      <style:text-properties officeooo:rsid="00424639" officeooo:paragraph-rsid="00424639"/>
    </style:style>
    <style:style style:name="P34" style:family="paragraph" style:parent-style-name="Text_20_body">
      <style:text-properties officeooo:rsid="00323cfc" officeooo:paragraph-rsid="00424639"/>
    </style:style>
    <style:style style:name="P35" style:family="paragraph" style:parent-style-name="Text_20_body">
      <style:text-properties officeooo:rsid="0020b972" officeooo:paragraph-rsid="00424639"/>
    </style:style>
    <style:style style:name="P36" style:family="paragraph" style:parent-style-name="Text_20_body">
      <style:text-properties officeooo:rsid="001cb658" officeooo:paragraph-rsid="00424639"/>
    </style:style>
    <style:style style:name="P37" style:family="paragraph" style:parent-style-name="Text_20_body">
      <style:text-properties officeooo:rsid="001cb658" officeooo:paragraph-rsid="00433313"/>
    </style:style>
    <style:style style:name="P38" style:family="paragraph" style:parent-style-name="Text_20_body">
      <style:text-properties fo:font-style="italic" officeooo:rsid="00424639" officeooo:paragraph-rsid="00424639" style:font-style-asian="italic" style:font-style-complex="italic"/>
    </style:style>
    <style:style style:name="P39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Text_20_body">
      <style:text-properties fo:font-style="normal" officeooo:rsid="00424639" officeooo:paragraph-rsid="00424639" style:font-style-asian="normal" style:font-style-complex="normal"/>
    </style:style>
    <style:style style:name="P41" style:family="paragraph" style:parent-style-name="Text_20_body">
      <style:text-properties fo:font-style="normal" style:text-underline-style="solid" style:text-underline-width="auto" style:text-underline-color="font-color" officeooo:rsid="00424639" officeooo:paragraph-rsid="00424639" style:font-style-asian="normal" style:font-style-complex="normal"/>
    </style:style>
    <style:style style:name="P42" style:family="paragraph" style:parent-style-name="Text_20_body">
      <style:text-properties style:text-position="super 58%" fo:font-style="normal" officeooo:rsid="00424639" officeooo:paragraph-rsid="00424639" style:font-style-asian="normal" style:font-style-complex="normal"/>
    </style:style>
    <style:style style:name="P43" style:family="paragraph" style:parent-style-name="Text_20_body">
      <style:text-properties officeooo:rsid="00433313" officeooo:paragraph-rsid="00433313"/>
    </style:style>
    <style:style style:name="P44" style:family="paragraph" style:parent-style-name="Text_20_body">
      <style:text-properties officeooo:rsid="001afdee" officeooo:paragraph-rsid="00433313"/>
    </style:style>
    <style:style style:name="P45" style:family="paragraph" style:parent-style-name="Text_20_body">
      <loext:graphic-properties draw:fill="none"/>
      <style:paragraph-properties fo:background-color="transparent"/>
      <style:text-properties officeooo:rsid="0021bc00" officeooo:paragraph-rsid="00433313"/>
    </style:style>
    <style:style style:name="P46" style:family="paragraph" style:parent-style-name="Text_20_body">
      <style:text-properties officeooo:rsid="00433313" officeooo:paragraph-rsid="00433313" fo:background-color="#ffff00"/>
    </style:style>
    <style:style style:name="P47" style:family="paragraph" style:parent-style-name="Text_20_body">
      <style:text-properties style:text-underline-style="none" officeooo:rsid="00450c09" officeooo:paragraph-rsid="00450c09"/>
    </style:style>
    <style:style style:name="P48" style:family="paragraph" style:parent-style-name="testov6">
      <style:text-properties officeooo:paragraph-rsid="00147fff"/>
    </style:style>
    <style:style style:name="P49" style:family="paragraph" style:parent-style-name="testov6">
      <style:text-properties officeooo:paragraph-rsid="00424639"/>
    </style:style>
    <style:style style:name="P50" style:family="paragraph" style:parent-style-name="testov6">
      <style:text-properties officeooo:rsid="00433313" officeooo:paragraph-rsid="00433313"/>
    </style:style>
    <style:style style:name="P51" style:family="paragraph" style:parent-style-name="testo_20_preformattato_20_piccolo">
      <style:text-properties officeooo:rsid="0026ccca"/>
    </style:style>
    <style:style style:name="P52" style:family="paragraph" style:parent-style-name="Footnote">
      <style:text-properties officeooo:rsid="0035224d"/>
    </style:style>
    <style:style style:name="P53" style:family="paragraph" style:parent-style-name="Footnote">
      <style:text-properties officeooo:rsid="0035224d" officeooo:paragraph-rsid="0035224d"/>
    </style:style>
    <style:style style:name="P54" style:family="paragraph" style:parent-style-name="Footnote">
      <style:text-properties officeooo:rsid="00433313" officeooo:paragraph-rsid="00433313"/>
    </style:style>
    <style:style style:name="P55" style:family="paragraph" style:parent-style-name="Footnote">
      <style:text-properties officeooo:rsid="004f94d3" officeooo:paragraph-rsid="004f94d3"/>
    </style:style>
    <style:style style:name="P56" style:family="paragraph" style:parent-style-name="Text_20_body">
      <loext:graphic-properties draw:fill="none"/>
      <style:paragraph-properties fo:margin-left="0.249cm" fo:margin-right="0cm" fo:text-indent="0cm" style:auto-text-indent="false" fo:background-color="transparent"/>
      <style:text-properties fo:font-size="9pt" officeooo:rsid="0039d97d" officeooo:paragraph-rsid="0039d97d" style:font-size-asian="9pt" style:font-size-complex="9pt"/>
    </style:style>
    <style:style style:name="P5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paragraph-rsid="00119830"/>
    </style:style>
    <style:style style:name="P59" style:family="paragraph" style:parent-style-name="Heading_20_2">
      <style:text-properties officeooo:paragraph-rsid="00450c09"/>
    </style:style>
    <style:style style:name="P60" style:family="paragraph" style:parent-style-name="Footnote">
      <style:text-properties officeooo:rsid="00433313"/>
    </style:style>
    <style:style style:name="T1" style:family="text">
      <style:text-properties officeooo:rsid="0001f82b"/>
    </style:style>
    <style:style style:name="T2" style:family="text">
      <style:text-properties officeooo:rsid="0003d147"/>
    </style:style>
    <style:style style:name="T3" style:family="text">
      <style:text-properties officeooo:rsid="000cebb8"/>
    </style:style>
    <style:style style:name="T4" style:family="text">
      <style:text-properties officeooo:rsid="000e4059"/>
    </style:style>
    <style:style style:name="T5" style:family="text">
      <style:text-properties officeooo:rsid="000eaeb7"/>
    </style:style>
    <style:style style:name="T6" style:family="text">
      <style:text-properties officeooo:rsid="00142317"/>
    </style:style>
    <style:style style:name="T7" style:family="text">
      <style:text-properties officeooo:rsid="00146b40"/>
    </style:style>
    <style:style style:name="T8" style:family="text">
      <style:text-properties officeooo:rsid="00163e40"/>
    </style:style>
    <style:style style:name="T9" style:family="text">
      <style:text-properties officeooo:rsid="00175776"/>
    </style:style>
    <style:style style:name="T10" style:family="text">
      <style:text-properties officeooo:rsid="0018aa99"/>
    </style:style>
    <style:style style:name="T11" style:family="text">
      <style:text-properties officeooo:rsid="001a6e17"/>
    </style:style>
    <style:style style:name="T12" style:family="text">
      <style:text-properties officeooo:rsid="001afdee"/>
    </style:style>
    <style:style style:name="T13" style:family="text">
      <style:text-properties officeooo:rsid="001e6ab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33313" style:font-weight-asian="bold" style:font-weight-complex="bold"/>
    </style:style>
    <style:style style:name="T16" style:family="text">
      <style:text-properties fo:font-weight="bold" officeooo:rsid="00450c09" style:font-weight-asian="bold" style:font-weight-complex="bold"/>
    </style:style>
    <style:style style:name="T17" style:family="text">
      <style:text-properties fo:font-weight="bold" officeooo:rsid="004abbbb" style:font-weight-asian="bold" style:font-weight-complex="bold"/>
    </style:style>
    <style:style style:name="T18" style:family="text">
      <style:text-properties fo:font-weight="bold" officeooo:rsid="004c0846" style:font-weight-asian="bold" style:font-weight-complex="bold"/>
    </style:style>
    <style:style style:name="T19" style:family="text">
      <style:text-properties officeooo:rsid="0020b972"/>
    </style:style>
    <style:style style:name="T20" style:family="text">
      <style:text-properties officeooo:rsid="0026ccc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db171" style:font-weight-asian="normal" style:font-weight-complex="normal"/>
    </style:style>
    <style:style style:name="T23" style:family="text">
      <style:text-properties fo:font-weight="normal" officeooo:rsid="00433313" style:font-weight-asian="normal" style:font-weight-complex="normal"/>
    </style:style>
    <style:style style:name="T24" style:family="text">
      <style:text-properties fo:font-weight="normal" officeooo:rsid="004c0846" style:font-weight-asian="normal" style:font-weight-complex="normal"/>
    </style:style>
    <style:style style:name="T25" style:family="text">
      <style:text-properties fo:font-weight="normal" officeooo:rsid="00450c09" style:font-weight-asian="normal" style:font-weight-complex="normal"/>
    </style:style>
    <style:style style:name="T26" style:family="text">
      <style:text-properties fo:font-weight="normal" officeooo:rsid="004abbbb" style:font-weight-asian="normal" style:font-weight-complex="normal"/>
    </style:style>
    <style:style style:name="T27" style:family="text">
      <style:text-properties officeooo:rsid="00299273"/>
    </style:style>
    <style:style style:name="T28" style:family="text">
      <style:text-properties officeooo:rsid="002fcab8"/>
    </style:style>
    <style:style style:name="T29" style:family="text">
      <style:text-properties officeooo:rsid="003097a3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28574" style:font-style-asian="italic" style:font-style-complex="italic"/>
    </style:style>
    <style:style style:name="T32" style:family="text">
      <style:text-properties fo:font-style="italic" officeooo:rsid="00433313" style:font-style-asian="italic" style:font-style-complex="italic"/>
    </style:style>
    <style:style style:name="T33" style:family="text">
      <style:text-properties fo:font-style="italic" officeooo:rsid="00175776" style:font-style-asian="italic" style:font-style-complex="italic"/>
    </style:style>
    <style:style style:name="T34" style:family="text">
      <style:text-properties fo:font-style="italic" officeooo:rsid="0018aa99" style:font-style-asian="italic" style:font-style-complex="italic"/>
    </style:style>
    <style:style style:name="T35" style:family="text">
      <style:text-properties fo:font-style="italic" officeooo:rsid="0001f82b" style:font-style-asian="italic" style:font-style-complex="italic"/>
    </style:style>
    <style:style style:name="T36" style:family="text">
      <style:text-properties fo:font-style="italic" officeooo:rsid="00142317" style:font-style-asian="italic" style:font-style-complex="italic"/>
    </style:style>
    <style:style style:name="T37" style:family="text">
      <style:text-properties fo:font-style="italic" officeooo:rsid="001e6ab6" style:font-style-asian="italic" style:font-style-complex="italic"/>
    </style:style>
    <style:style style:name="T38" style:family="text">
      <style:text-properties fo:font-style="italic" officeooo:rsid="00163e40" style:font-style-asian="italic" style:font-style-complex="italic"/>
    </style:style>
    <style:style style:name="T39" style:family="text">
      <style:text-properties fo:font-style="italic" officeooo:rsid="00155a91" fo:background-color="transparent" loext:char-shading-value="0" style:font-style-asian="italic" style:font-style-complex="italic"/>
    </style:style>
    <style:style style:name="T40" style:family="text">
      <style:text-properties officeooo:rsid="0035224d"/>
    </style:style>
    <style:style style:name="T41" style:family="text">
      <style:text-properties officeooo:rsid="00323cfc"/>
    </style:style>
    <style:style style:name="T42" style:family="text">
      <style:text-properties officeooo:rsid="0036bb31"/>
    </style:style>
    <style:style style:name="T43" style:family="text">
      <style:text-properties officeooo:rsid="00424639"/>
    </style:style>
    <style:style style:name="T44" style:family="text">
      <style:text-properties fo:font-style="normal" fo:font-weight="normal" officeooo:rsid="003302eb" style:font-style-asian="normal" style:font-weight-asian="normal" style:font-style-complex="normal" style:font-weight-complex="normal" loext:padding="0.049cm" loext:border="none"/>
    </style:style>
    <style:style style:name="T45" style:family="text">
      <style:text-properties fo:font-style="normal" fo:font-weight="normal" officeooo:rsid="00323cfc" style:font-style-asian="normal" style:font-weight-asian="normal" style:font-style-complex="normal" style:font-weight-complex="normal" loext:padding="0.049cm" loext:border="none"/>
    </style:style>
    <style:style style:name="T46" style:family="text">
      <style:text-properties style:text-position="0% 100%"/>
    </style:style>
    <style:style style:name="T47" style:family="text">
      <style:text-properties officeooo:rsid="00428574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0001f82b"/>
    </style:style>
    <style:style style:name="T50" style:family="text">
      <style:text-properties style:text-underline-style="solid" style:text-underline-width="auto" style:text-underline-color="font-color" officeooo:rsid="00450c09"/>
    </style:style>
    <style:style style:name="T51" style:family="text">
      <style:text-properties officeooo:rsid="00433313"/>
    </style:style>
    <style:style style:name="T52" style:family="text">
      <style:text-properties style:text-underline-style="none" officeooo:rsid="00450c09"/>
    </style:style>
    <style:style style:name="T53" style:family="text">
      <style:text-properties officeooo:rsid="004381e4"/>
    </style:style>
    <style:style style:name="T54" style:family="text">
      <style:text-properties officeooo:rsid="00450c09"/>
    </style:style>
    <style:style style:name="T55" style:family="text">
      <style:text-properties officeooo:rsid="0046f473"/>
    </style:style>
    <style:style style:name="T56" style:family="text">
      <style:text-properties fo:letter-spacing="normal"/>
    </style:style>
    <style:style style:name="T57" style:family="text">
      <style:text-properties fo:letter-spacing="normal" officeooo:rsid="0046f473"/>
    </style:style>
    <style:style style:name="T58" style:family="text">
      <style:text-properties officeooo:rsid="004c0846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142317" fo:background-color="transparent" loext:char-shading-value="0"/>
    </style:style>
    <style:style style:name="T61" style:family="text">
      <style:text-properties officeooo:rsid="00155a91" fo:background-color="transparent" loext:char-shading-value="0"/>
    </style:style>
    <style:style style:name="T62" style:family="text">
      <style:text-properties officeooo:rsid="004f94d3" fo:background-color="transparent" loext:char-shading-value="0"/>
    </style:style>
    <style:style style:name="T63" style:family="text">
      <style:text-properties officeooo:rsid="0052b88c"/>
    </style:style>
    <style:style style:name="T64" style:family="text">
      <style:text-properties officeooo:rsid="005373ba"/>
    </style:style>
    <style:style style:name="T65" style:family="text"/>
    <style:style style:name="Sect1" style:family="section">
      <style:section-properties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7_2880338912"/><text:title>Cisco IOS Quick Reference</text:title><text:bookmark-end text:name="__RefHeading___Toc107_2880338912"/></text:h>
      <text:table-of-content text:style-name="Sect1" text:protected="true" text:name="Indice generale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"><text:a xlink:type="simple" xlink:href="#__RefHeading___Toc107_2880338912" text:style-name="Index_20_Link" text:visited-style-name="Index_20_Link">Cisco IOS Quick Reference<text:tab/>1</text:a></text:p>
          <text:p text:style-name="P57"><text:a xlink:type="simple" xlink:href="#__RefHeading___Toc317_2880338912" text:style-name="Index_20_Link" text:visited-style-name="Index_20_Link">Router modes and prompts<text:tab/>1</text:a></text:p>
          <text:p text:style-name="P57"><text:a xlink:type="simple" xlink:href="#__RefHeading___Toc320_2880338912" text:style-name="Index_20_Link" text:visited-style-name="Index_20_Link">Quick Start<text:tab/>1</text:a></text:p>
          <text:p text:style-name="P57"><text:a xlink:type="simple" xlink:href="#__RefHeading___Toc660_3245100811" text:style-name="Index_20_Link" text:visited-style-name="Index_20_Link">More global configuration cmds<text:tab/>1</text:a></text:p>
          <text:p text:style-name="P57"><text:a xlink:type="simple" xlink:href="#__RefHeading___Toc322_2880338912" text:style-name="Index_20_Link" text:visited-style-name="Index_20_Link">Restrict access to router<text:tab/>1</text:a></text:p>
          <text:p text:style-name="P57"><text:a xlink:type="simple" xlink:href="#__RefHeading___Toc476_2880338912" text:style-name="Index_20_Link" text:visited-style-name="Index_20_Link">Provide legal notification<text:tab/>2</text:a></text:p>
          <text:p text:style-name="P57"><text:a xlink:type="simple" xlink:href="#__RefHeading___Toc478_2880338912" text:style-name="Index_20_Link" text:visited-style-name="Index_20_Link">Switch: config. the management SVI<text:tab/>2</text:a></text:p>
          <text:p text:style-name="P57"><text:a xlink:type="simple" xlink:href="#__RefHeading___Toc392_2463366290" text:style-name="Index_20_Link" text:visited-style-name="Index_20_Link">Switch: other commands<text:tab/>2</text:a></text:p>
          <text:p text:style-name="P57"><text:a xlink:type="simple" xlink:href="#__RefHeading___Toc480_2880338912" text:style-name="Index_20_Link" text:visited-style-name="Index_20_Link">Configurations: view, save, erase<text:tab/>2</text:a></text:p>
          <text:p text:style-name="P57"><text:a xlink:type="simple" xlink:href="#__RefHeading___Toc515_2880338912" text:style-name="Index_20_Link" text:visited-style-name="Index_20_Link">Configure an interface<text:tab/>2</text:a></text:p>
          <text:p text:style-name="P57"><text:a xlink:type="simple" xlink:href="#__RefHeading___Toc345_3323479005" text:style-name="Index_20_Link" text:visited-style-name="Index_20_Link">Keys combinations<text:tab/>2</text:a></text:p>
          <text:p text:style-name="P57"><text:a xlink:type="simple" xlink:href="#__RefHeading___Toc347_3323479005" text:style-name="Index_20_Link" text:visited-style-name="Index_20_Link">Show commands<text:tab/>2</text:a></text:p>
          <text:p text:style-name="P57"><text:a xlink:type="simple" xlink:href="#__RefHeading___Toc355_3323479005" text:style-name="Index_20_Link" text:visited-style-name="Index_20_Link">Debug commands<text:tab/>2</text:a></text:p>
        </text:index-body>
      </text:table-of-content>
      <text:p text:style-name="P39">Convention<text:span text:style-name="T47">s</text:span></text:p>
      <table:table table:name="conventions" table:style-name="conventions">
        <table:table-column table:style-name="conventions.A"/>
        <table:table-column table:style-name="conventions.B"/>
        <table:table-row table:style-name="conventions.1">
          <table:table-cell table:style-name="conventions.A1" office:value-type="string">
            <text:p text:style-name="Text_20_body">(explanation)</text:p>
          </table:table-cell>
          <table:table-cell table:style-name="conventions.A1" office:value-type="string">
            <text:p text:style-name="Text_20_body">text in parenthesys is an explanation<text:span text:style-name="T47">; don't type this</text:span></text:p>
          </table:table-cell>
        </table:table-row>
        <table:table-row table:style-name="conventions.1">
          <table:table-cell table:style-name="conventions.A1" office:value-type="string">
            <text:p text:style-name="P33">enable</text:p>
          </table:table-cell>
          <table:table-cell table:style-name="conventions.A1" office:value-type="string">
            <text:p text:style-name="P33">command; type it as written</text:p>
          </table:table-cell>
        </table:table-row>
        <table:table-row table:style-name="conventions.1">
          <table:table-cell table:style-name="conventions.A1" office:value-type="string">
            <text:p text:style-name="P38">name</text:p>
          </table:table-cell>
          <table:table-cell table:style-name="conventions.A1" office:value-type="string">
            <text:p text:style-name="P33">user argument to a command; type the value you care, the indicated value is an example</text:p>
          </table:table-cell>
        </table:table-row>
        <table:table-row table:style-name="conventions.1">
          <table:table-cell table:style-name="conventions.A1" office:value-type="string">
            <text:p text:style-name="P41">option</text:p>
          </table:table-cell>
          <table:table-cell table:style-name="conventions.A1" office:value-type="string">
            <text:p text:style-name="P33">argument to a command; type an accepted value<text:span text:style-name="T51">; </text:span><text:span text:style-name="T23">if </text:span><text:span text:style-name="T24">in </text:span><text:span text:style-name="T18">[ ]</text:span><text:span text:style-name="T23"> </text:span><text:span text:style-name="T24">it'</text:span><text:span text:style-name="T23">s </text:span><text:span text:style-name="T15">optional</text:span><text:span text:style-name="T16">;</text:span><text:span text:style-name="T25"> if </text:span><text:span text:style-name="T24">in </text:span><text:span text:style-name="T18">{ | | }</text:span><text:span text:style-name="T25">, </text:span><text:span text:style-name="T26">it'</text:span><text:span text:style-name="T25">s the </text:span><text:span text:style-name="T16">list</text:span><text:span text:style-name="T17"> of options</text:span></text:p>
          </table:table-cell>
        </table:table-row>
        <table:table-row table:style-name="conventions.1">
          <table:table-cell table:style-name="conventions.A1" office:value-type="string">
            <text:p text:style-name="P42">n<text:span text:style-name="T46"> </text:span></text:p>
          </table:table-cell>
          <table:table-cell table:style-name="conventions.A1" office:value-type="string">
            <text:p text:style-name="P33">footer note: more explanation; don't type it</text:p>
          </table:table-cell>
        </table:table-row>
        <table:table-row table:style-name="conventions.1">
          <table:table-cell table:style-name="conventions.A1" office:value-type="string">
            <text:p text:style-name="P40">R&gt; R# R(config)# ...</text:p>
          </table:table-cell>
          <table:table-cell table:style-name="conventions.A1" office:value-type="string">
            <text:p text:style-name="P33">prompt of Cisco IOS router <text:span text:style-name="T63"><text:s/>(or switch) </text:span>shell<text:span text:style-name="T58">; R (or S) is hostname; </text:span>you don't type these</text:p>
          </table:table-cell>
        </table:table-row>
        <table:table-row table:style-name="conventions.1">
          <table:table-cell table:style-name="conventions.A1" office:value-type="string">
            <text:p text:style-name="P50">ipv6 ...</text:p>
          </table:table-cell>
          <table:table-cell table:style-name="conventions.A1" office:value-type="string">
            <text:p text:style-name="P43">command about IPv6 configuration</text:p>
          </table:table-cell>
        </table:table-row>
        <table:table-row table:style-name="conventions.1">
          <table:table-cell table:style-name="conventions.A1" office:value-type="string">
            <text:p text:style-name="P46">to check</text:p>
          </table:table-cell>
          <table:table-cell table:style-name="conventions.A1" office:value-type="string">
            <text:p text:style-name="P43">we aren't sure about this command; needs more investigations</text:p>
          </table:table-cell>
        </table:table-row>
      </table:table>
      <text:p text:style-name="P2"/>
      <text:section text:style-name="Sect2" text:name="Sezione1">
        <text:h text:style-name="Heading_20_1" text:outline-level="1"><text:bookmark-start text:name="__RefHeading___Toc317_2880338912"/>Router <text:span text:style-name="T43">m</text:span>odes<text:span text:style-name="T43"> and prompts</text:span><text:bookmark-end text:name="__RefHeading___Toc317_2880338912"/></text:h>
        <text:p text:style-name="P3">R&gt; <text:span text:style-name="T4">(u</text:span>ser-mode)</text:p>
        <text:p text:style-name="P3">R# (privileged-mode)</text:p>
        <text:p text:style-name="P3">R(config)#<text:span text:style-name="T3"> </text:span>(global configuration)</text:p>
        <text:p text:style-name="P3">R(config-if)# <text:span text:style-name="T20">(configure </text:span>interface<text:span text:style-name="T20">)</text:span></text:p>
        <text:p text:style-name="P3">R(config-line)# (<text:span text:style-name="T43">configure </text:span>line)</text:p>
        <text:p text:style-name="P3"/>
        <text:p text:style-name="P51">user <text:s text:c="8"/>privileged <text:s text:c="13"/>global conf. <text:s text:c="3"/>config line/if</text:p>
        <text:p text:style-name="P51"><text:s/>&gt; <text:s text:c="14"/># <text:s text:c="19"/>(config)# <text:s text:c="5"/>(config-line)#</text:p>
        <text:p text:style-name="P51"><text:s/>x -- enable --&gt; x-- configure terminal -&gt;x---- line [] --&gt;x</text:p>
        <text:p text:style-name="P51"><text:s/>| <text:s text:c="14"/>| <text:s text:c="23"/>| <text:s text:c="15"/>|</text:p>
        <text:p text:style-name="P51"><text:s/>| <text:s text:c="14"/>| <text:s text:c="23"/>| <text:s text:c="15"/>|</text:p>
        <text:p text:style-name="P51"><text:s/>| <text:s text:c="14"/>x&lt;-----------------------O-- ctrl+z, end -x (to #)</text:p>
        <text:p text:style-name="P51"><text:s/>| <text:s text:c="14"/>| <text:s text:c="23"/>| <text:s text:c="15"/>|</text:p>
        <text:p text:style-name="P51"><text:s/>x &lt;- exit / CR -x &lt;----- exit ---------- x &lt;-- exit ----- x</text:p>
        <text:p text:style-name="Text_20_body"/>
        <text:p text:style-name="Text_20_body"><text:span text:style-name="User_20_Entry">Ctrl+Z</text:span> and <text:span text:style-name="User_20_Entry">end</text:span> go to privileged-mode either from config and from config-line</text:p>
        <text:h text:style-name="Heading_20_1" text:outline-level="1"><text:bookmark-start text:name="__RefHeading___Toc320_2880338912"/>Quick Start<text:bookmark-end text:name="__RefHeading___Toc320_2880338912"/></text:h>
        <text:p text:style-name="P3">R&gt; enable</text:p>
        <text:p text:style-name="P3">R# configure terminal</text:p>
        <text:p text:style-name="P3">R(config)# hostname <text:span text:style-name="T31">host_name</text:span></text:p>
        <text:p text:style-name="P3">R(config)# exit</text:p>
        <text:p text:style-name="P3">R#</text:p>
        <text:p text:style-name="P3">R# ? <text:note text:id="ftn1" text:note-class="footnote"><text:note-citation>1</text:note-citation><text:note-body><text:p text:style-name="Footnote">help about commands</text:p></text:note-body></text:note></text:p>
        <text:h text:style-name="Heading_20_1" text:outline-level="1"><text:bookmark-start text:name="__RefHeading___Toc660_3245100811"/>More global configuration cmds<text:bookmark-end text:name="__RefHeading___Toc660_3245100811"/></text:h>
        <text:p text:style-name="P35">R(config)# no cdp run <text:note text:id="ftn2" text:note-class="footnote"><text:note-citation>2</text:note-citation><text:note-body><text:p text:style-name="Footnote">disable globally cisco discovery protocol</text:p></text:note-body></text:note></text:p>
        <text:p text:style-name="P34">R(config)# no ip domain-lookup <text:note text:id="ftn3" text:note-class="footnote"><text:note-citation>3</text:note-citation><text:note-body><text:p text:style-name="P53"><text:span text:style-name="T41">disable DNS lookup, beware: it </text:span><text:span text:style-name="T44">fights</text:span><text:span text:style-name="T45"> with next command</text:span></text:p></text:note-body></text:note></text:p>
        <text:p text:style-name="P36">R(config)# ip domain-name <text:span text:style-name="T30">domain_name</text:span><text:span text:style-name="T19"> </text:span><text:span text:style-name="T19"><text:note text:id="ftn4" text:note-class="footnote"><text:note-citation>4</text:note-citation><text:note-body><text:p text:style-name="Footnote"><text:span text:style-name="T40">needed </text:span>by SSH</text:p></text:note-body></text:note></text:span></text:p>
        <text:p text:style-name="P36">R(config)# crypto key generate rsa general-keys modulus <text:span text:style-name="T48">1024</text:span> <text:note text:id="ftn5" text:note-class="footnote"><text:note-citation>5</text:note-citation><text:note-body><text:p text:style-name="P53">generate key needed by SSH</text:p></text:note-body></text:note></text:p>
        <text:p text:style-name="P36">R(config)# username <text:span text:style-name="T30">user_name</text:span> secret <text:span text:style-name="T30">p</text:span><text:span text:style-name="T32">ass</text:span><text:span text:style-name="T30">w</text:span><text:span text:style-name="T32">or</text:span><text:span text:style-name="T30">d</text:span> <text:note text:id="ftn6" text:note-class="footnote"><text:note-citation>6</text:note-citation><text:note-body><text:p text:style-name="Footnote">create user for SSH</text:p></text:note-body></text:note></text:p>
        <text:p text:style-name="P49">R(config)# <text:span text:style-name="T7">ipv6 unicast-routing</text:span></text:p>
        <text:p text:style-name="P5"/>
        <text:h text:style-name="Heading_20_1" text:outline-level="1"><text:bookmark-start text:name="__RefHeading___Toc322_2880338912"/>Restrict access to router<text:bookmark-end text:name="__RefHeading___Toc322_2880338912"/></text:h>
        <text:p text:style-name="P11">R(config)# <text:span text:style-name="T2">service password-encryption </text:span><text:span text:style-name="T2"><text:note text:id="ftn7" text:note-class="footnote"><text:note-citation>7</text:note-citation><text:note-body><text:p text:style-name="Footnote">perform password encryption service</text:p></text:note-body></text:note></text:span></text:p>
        <text:h text:style-name="P59" text:outline-level="2"><text:bookmark-start text:name="__RefHeading___Toc345_2880338912"/>Privileged-mode<text:bookmark-end text:name="__RefHeading___Toc345_2880338912"/></text:h>
        <text:p text:style-name="P8">R(config)<text:span text:style-name="T12">#</text:span> enable password <text:span text:style-name="T30">p</text:span><text:span text:style-name="T32">ass</text:span><text:span text:style-name="T30">w</text:span><text:span text:style-name="T32">or</text:span><text:span text:style-name="T30">d</text:span> <text:note text:id="ftn8" text:note-class="footnote"><text:note-citation>8</text:note-citation><text:note-body><text:p text:style-name="P52">password stored in plain text</text:p></text:note-body></text:note></text:p>
        <text:p text:style-name="P10">R(config)<text:span text:style-name="T12">#</text:span> enable secret <text:span text:style-name="T30">p</text:span><text:span text:style-name="T32">ass</text:span><text:span text:style-name="T30">w</text:span><text:span text:style-name="T32">or</text:span><text:span text:style-name="T30">d</text:span> <text:note text:id="ftn9" text:note-class="footnote"><text:note-citation>9</text:note-citation><text:note-body><text:p text:style-name="Footnote"><text:span text:style-name="T40">password stored in </text:span>hashed<text:span text:style-name="T40"> form</text:span></text:p></text:note-body></text:note></text:p>
        <text:h text:style-name="Heading_20_2" text:outline-level="2"><text:bookmark-start text:name="__RefHeading___Toc347_2880338912"/>User-mode<text:bookmark-end text:name="__RefHeading___Toc347_2880338912"/></text:h>
        <text:p text:style-name="P6">(select line<text:span text:style-name="T43"> type, one by one</text:span>)</text:p>
        <text:p text:style-name="P11">R(config)# <text:span text:style-name="T1">line {</text:span><text:span text:style-name="T49">console 0</text:span><text:span text:style-name="T52"> | </text:span><text:span text:style-name="T49">vty 0 15</text:span><text:span text:style-name="T52"> | </text:span><text:span text:style-name="T49">aux 0</text:span><text:span text:style-name="T52">}</text:span></text:p>
        <text:p text:style-name="P47"><text:span text:style-name="T1">(</text:span>then:)</text:p>
        <text:p text:style-name="P7">R(config<text:span text:style-name="T1">-line</text:span>)# <text:span text:style-name="T1">password </text:span><text:span text:style-name="T35">password</text:span></text:p>
        <text:p text:style-name="P7">R(config<text:span text:style-name="T1">-line</text:span>)# <text:span text:style-name="T1">login [</text:span><text:span text:style-name="T49">local</text:span><text:span text:style-name="T1"> </text:span><text:span text:style-name="T1"><text:note text:id="ftn10" text:note-class="footnote"><text:note-citation>10</text:note-citation><text:note-body><text:p text:style-name="P53">in case of SSH</text:p></text:note-body></text:note></text:span><text:span text:style-name="T1">]</text:span></text:p>
        <text:p text:style-name="P9">R(config-line)# exit</text:p>
        <text:p text:style-name="P13">R(config)# </text:p>
        <text:h text:style-name="Heading_20_2" text:outline-level="2">More advanced security configurations</text:h>
        <text:p text:style-name="P10">R(config)<text:span text:style-name="T12">#</text:span> <text:span text:style-name="T9">security</text:span> password <text:span text:style-name="T9">min-length </text:span><text:span text:style-name="T33">8</text:span></text:p>
        <text:p text:style-name="P10"><text:span text:style-name="T11">R(config)# </text:span>login block-for <text:span text:style-name="T34">120</text:span> attempts <text:span text:style-name="T30">3</text:span> within <text:span text:style-name="T30">60</text:span><text:span text:style-name="T10"> </text:span><text:span text:style-name="T10"><text:note text:id="ftn11" text:note-class="footnote"><text:note-citation>11</text:note-citation><text:note-body><text:p text:style-name="Footnote">block login for 120 secs if fails 3 times in 60 secs</text:p></text:note-body></text:note></text:span></text:p>
        <text:p text:style-name="P37">R(config-line)# transport input ssh <text:note text:id="ftn12" text:note-class="footnote"><text:note-citation>12</text:note-citation><text:note-body><text:p text:style-name="Footnote">to use SSH</text:p></text:note-body></text:note></text:p>
        <text:p text:style-name="P44"><text:soft-page-break/>R(config-line)# exec timeout <text:span text:style-name="T30">10</text:span> <text:note text:id="ftn13" text:note-class="footnote"><text:note-citation>13</text:note-citation><text:note-body><text:p text:style-name="Footnote">disconnect idle users after 10 minutes</text:p></text:note-body></text:note></text:p>
        <text:h text:style-name="Heading_20_1" text:outline-level="1"><text:bookmark-start text:name="__RefHeading___Toc476_2880338912"/>Provide legal notification<text:bookmark-end text:name="__RefHeading___Toc476_2880338912"/></text:h>
        <text:p text:style-name="P12">R(config)# banner motd <text:span text:style-name="T30">delimiter message delimiter</text:span><text:span text:style-name="T51"> </text:span><text:span text:style-name="T51"><text:note text:id="ftn14" text:note-class="footnote"><text:note-citation>14</text:note-citation><text:note-body><text:p text:style-name="P54">delimiter is a single character, usually #</text:p></text:note-body></text:note></text:span></text:p>
        <text:h text:style-name="Heading_20_1" text:outline-level="1"><text:bookmark-start text:name="__RefHeading___Toc478_2880338912"/><text:span text:style-name="T5">Switch: c</text:span>onfig<text:span text:style-name="T5">. </text:span>the management SVI<text:bookmark-end text:name="__RefHeading___Toc478_2880338912"/></text:h>
        <text:p text:style-name="P21">(to manage switch<text:span text:style-name="T27"> from terminal on interface</text:span>)</text:p>
        <text:p text:style-name="P15"><text:span text:style-name="T20">S</text:span>(config)# interface vlan1</text:p>
        <text:p text:style-name="P13"><text:span text:style-name="T20">S</text:span>(config-if)# ip address <text:span text:style-name="T30">ip-addr</text:span> <text:span text:style-name="T30">subnet-mask</text:span><text:span text:style-name="T51"> </text:span><text:span text:style-name="T51"><text:note text:id="ftn15" text:note-class="footnote"><text:note-citation>15</text:note-citation><text:note-body><text:p text:style-name="P54">these are in the form: 192.168.1.1 255.255.255.0</text:p></text:note-body></text:note></text:span></text:p>
        <text:p text:style-name="P13"><text:span text:style-name="T20">S</text:span>(config-if)# no shutdown</text:p>
        <text:p text:style-name="P14"><text:span text:style-name="T20">S</text:span>(config-if)# <text:span text:style-name="T20">exit</text:span></text:p>
        <text:p text:style-name="P14"><text:span text:style-name="T55">(</text:span><text:span text:style-name="T57">then, </text:span><text:span text:style-name="T56">if you need to manage from remote lan, set this</text:span><text:span text:style-name="T57">:</text:span><text:span text:style-name="T55">)</text:span></text:p>
        <text:p text:style-name="P19">S(config)# ip default-gateway <text:span text:style-name="T30">ip-addr</text:span><text:span text:style-name="T51"> </text:span><text:span text:style-name="T51"><text:note text:id="ftn16" text:note-class="footnote"><text:note-citation>16</text:note-citation><text:note-body><text:p text:style-name="P60">no on routers, unless routing is disabled</text:p></text:note-body></text:note></text:span></text:p>
        <text:h text:style-name="Heading_20_1" text:outline-level="1"><text:bookmark-start text:name="__RefHeading___Toc392_2463366290"/>Switch: other commands<text:bookmark-end text:name="__RefHeading___Toc392_2463366290"/></text:h>
        <text:p text:style-name="P30">S# clear mac address-table <text:span text:style-name="T48">dynamic</text:span> <text:note text:id="ftn17" text:note-class="footnote"><text:note-citation>17</text:note-citation><text:note-body><text:p text:style-name="Footnote">reset table port/mac addresses</text:p></text:note-body></text:note></text:p>
        <text:h text:style-name="P58" text:outline-level="1"><text:bookmark-start text:name="__RefHeading___Toc480_2880338912"/>Configurations: view, save, erase<text:bookmark-end text:name="__RefHeading___Toc480_2880338912"/></text:h>
        <text:p text:style-name="P12">R# show running-config</text:p>
        <text:p text:style-name="P12">R# show startup-config</text:p>
        <text:p text:style-name="Text_20_body"><text:span text:style-name="T2">R# </text:span>copy running-config startup-config <text:note text:id="ftn18" text:note-class="footnote"><text:note-citation>18</text:note-citation><text:note-body><text:p text:style-name="Footnote">copies runnning‑config as startup‑config</text:p></text:note-body></text:note></text:p>
        <text:p text:style-name="Text_20_body">R# reload <text:note text:id="ftn19" text:note-class="footnote"><text:note-citation>19</text:note-citation><text:note-body><text:p text:style-name="Footnote">reboots the router, loads startup‑config</text:p></text:note-body></text:note></text:p>
        <text:h text:style-name="Heading_20_1" text:outline-level="1"><text:bookmark-start text:name="__RefHeading___Toc515_2880338912"/>Configure an interface<text:bookmark-end text:name="__RefHeading___Toc515_2880338912"/></text:h>
        <text:p text:style-name="P16">R(config)# interface <text:span text:style-name="T48">gigabitethernet 0/0</text:span><text:span text:style-name="T42"> </text:span><text:span text:style-name="T42"><text:note text:id="ftn20" text:note-class="footnote"><text:note-citation>20</text:note-citation><text:note-body><text:p text:style-name="Footnote">select interface: <text:span text:style-name="T54">{</text:span><text:span text:style-name="T48">vlan1</text:span><text:span text:style-name="T54"> |</text:span> <text:span text:style-name="T48">gigabitethernet</text:span> <text:span text:style-name="T54">0/0 |</text:span> <text:span text:style-name="T50">fastethernet</text:span><text:span text:style-name="T54"> 0/0 | </text:span><text:span text:style-name="T48">serial</text:span> <text:span text:style-name="T54">0/0/0}</text:span></text:p></text:note-body></text:note></text:span></text:p>
        <text:p text:style-name="P16">R(config-if)# ip address <text:span text:style-name="T30">ip-addr subnet-mask</text:span></text:p>
        <text:p text:style-name="testov6">R(config-if)# ip<text:span text:style-name="T6">v6</text:span> address <text:span text:style-name="T30">ip</text:span><text:span text:style-name="T36">v6</text:span><text:span text:style-name="T30">-addr</text:span><text:span text:style-name="T36">/prefix‑len</text:span></text:p>
        <text:p text:style-name="P48">R(config-if)# <text:span text:style-name="T59">ip</text:span><text:span text:style-name="T60">v6</text:span><text:span text:style-name="T59"> address </text:span><text:span text:style-name="T39">FE80::1</text:span><text:span text:style-name="T61"> link-local</text:span><text:span text:style-name="T62"> </text:span><text:span text:style-name="T62"><text:note text:id="ftn21" text:note-class="footnote"><text:note-citation>21</text:note-citation><text:note-body><text:p text:style-name="P55">IPv6 link local address is in FE80::/10, this is an example. Memo: ::1 is the IPv6 loopback address.</text:p></text:note-body></text:note></text:span></text:p>
        <text:p text:style-name="P16">R(config-if)# no shutdown</text:p>
        <text:p text:style-name="P16">R(config-if)# exit</text:p>
        <text:p text:style-name="P16">R(config)# </text:p>
        <text:h text:style-name="Heading_20_2" text:outline-level="2">More interface configuration commands</text:h>
        <text:p text:style-name="P45">R(config-if)# no cdp enable <text:note text:id="ftn22" text:note-class="footnote"><text:note-citation>22</text:note-citation><text:note-body><text:p text:style-name="Footnote">disable cdp on this interface</text:p></text:note-body></text:note></text:p>
        <text:p text:style-name="P17">R(config-if)# description <text:span text:style-name="T32">interface_</text:span><text:span text:style-name="T30">description</text:span></text:p>
        <text:h text:style-name="Heading_20_2" text:outline-level="2">Verify configuration</text:h>
        <text:p text:style-name="P22">R# show ip interface brief</text:p>
        <text:p text:style-name="testov6">R# show ip<text:span text:style-name="T8">v6</text:span> interface brief</text:p>
        <text:p text:style-name="P23">R# ping <text:span text:style-name="T30">ip-addr</text:span></text:p>
        <text:p text:style-name="testov6">R# ping <text:span text:style-name="T13">ipv6 </text:span><text:span text:style-name="T30">ip</text:span><text:span text:style-name="T37">v6</text:span><text:span text:style-name="T30">-addr</text:span></text:p>
        <text:p text:style-name="P18">R# show ip route <text:note text:id="ftn23" text:note-class="footnote"><text:note-citation>23</text:note-citation><text:note-body><text:p text:style-name="Footnote">shows routing table</text:p></text:note-body></text:note></text:p>
        <text:p text:style-name="testov6">R# show ip<text:span text:style-name="T8">v6</text:span> route</text:p>
        <text:p text:style-name="P20">R# show interfaces <text:note text:id="ftn24" text:note-class="footnote"><text:note-citation>24</text:note-citation><text:note-body><text:p text:style-name="Footnote">statistics for all interfaces</text:p></text:note-body></text:note></text:p>
        <text:p text:style-name="P18">R# show ip interface <text:note text:id="ftn25" text:note-class="footnote"><text:note-citation>25</text:note-citation><text:note-body><text:p text:style-name="Footnote">IPv4 statistics for all interfaces</text:p></text:note-body></text:note></text:p>
        <text:p text:style-name="P20">R# show interface <text:span text:style-name="T38">interface</text:span></text:p>
        <text:p text:style-name="P24">R# traceroute <text:span text:style-name="T30">ip-addr</text:span></text:p>
        <text:h text:style-name="Heading_20_1" text:outline-level="1"><text:bookmark-start text:name="__RefHeading___Toc345_3323479005"/>Keys combinations<text:bookmark-end text:name="__RefHeading___Toc345_3323479005"/></text:h>
        <text:p text:style-name="P32">escape sequence<text:span text:style-name="T51">:</text:span> <text:span text:style-name="User_20_Entry"><text:span text:style-name="T14">Ctrl+Shift+6</text:span></text:span></text:p>
        <text:p text:style-name="P31"><text:span text:style-name="T23">almost as </text:span><text:span text:style-name="T22">end</text:span><text:span text:style-name="T23">:</text:span><text:span text:style-name="T21"> </text:span><text:span text:style-name="User_20_Entry"><text:span text:style-name="T14">Ctrl+Z</text:span></text:span><text:span text:style-name="T22"> </text:span><text:span text:style-name="T22"><text:note text:id="ftn26" text:note-class="footnote"><text:note-citation>26</text:note-citation><text:note-body><text:p text:style-name="Footnote">exec current command if existent; <text:span text:style-name="T51">the </text:span><text:span text:style-name="digitazione_20_utente_20_in_20_nota">end</text:span> command doesn't</text:p></text:note-body></text:note></text:span></text:p>
        <text:h text:style-name="Heading_20_1" text:outline-level="1"><text:bookmark-start text:name="__RefHeading___Toc347_3323479005"/>Show commands<text:bookmark-end text:name="__RefHeading___Toc347_3323479005"/></text:h>
        <text:p text:style-name="P25">R# show running config-if</text:p>
        <text:p text:style-name="P25">R# show interfaces</text:p>
        <text:p text:style-name="P25">R# show <text:span text:style-name="T29">ip </text:span>arp</text:p>
        <text:p text:style-name="P28"><text:span text:style-name="T28">S</text:span># show mac address-table <text:note text:id="ftn27" text:note-class="footnote"><text:note-citation>27</text:note-citation><text:note-body><text:p text:style-name="Footnote">table port/mac addresses<text:span text:style-name="T42"> of the switch</text:span></text:p></text:note-body></text:note></text:p>
        <text:p text:style-name="P25">R# show ip route</text:p>
        <text:p text:style-name="P25">R# show protocols</text:p>
        <text:p text:style-name="P25">R# show version</text:p>
        <text:p text:style-name="P25">R# show cdp neighbors <text:span text:style-name="T30">detail</text:span> <text:note text:id="ftn28" text:note-class="footnote"><text:note-citation>28</text:note-citation><text:note-body><text:p text:style-name="Footnote"><text:span text:style-name="T42">CDP: </text:span>cisco discovery protocol</text:p></text:note-body></text:note></text:p>
        <text:p text:style-name="P26">R# show ip interface</text:p>
        <text:p text:style-name="P29">R# show privilege <text:note text:id="ftn29" text:note-class="footnote"><text:note-citation>29</text:note-citation><text:note-body><text:p text:style-name="Footnote">user is 1, privileged is 15</text:p></text:note-body></text:note></text:p>
        <text:h text:style-name="Heading_20_1" text:outline-level="1"><text:bookmark-start text:name="__RefHeading___Toc355_3323479005"/>Debug commands<text:bookmark-end text:name="__RefHeading___Toc355_3323479005"/></text:h>
        <text:p text:style-name="P27">R# terminal [<text:span text:style-name="T48">no</text:span>] monitor <text:note text:id="ftn30" text:note-class="footnote"><text:note-citation>30</text:note-citation><text:note-body><text:p text:style-name="Footnote">enable/disable log output to terminal vty</text:p></text:note-body></text:note></text:p>
        <text:p text:style-name="P26">R# [<text:span text:style-name="T48">no</text:span>] debug ip icmp</text:p>
        <text:p text:style-name="P26">R# [<text:span text:style-name="T48">no</text:span>] debug all (<text:span text:style-name="T14">not raccomanded</text:span>)</text:p>
        <text:p text:style-name="P26">R# [<text:span text:style-name="T48">no</text:span>] debug ip packet (<text:span text:style-name="T14">not raccomanded</text:span>)</text:p>
        <text:p text:style-name="P26">R# undebug all <text:note text:id="ftn31" text:note-class="footnote"><text:note-citation>31</text:note-citation><text:note-body><text:p text:style-name="Footnote">switch off all debug commands</text:p></text:note-body></text:note></text:p>
        <text:p text:style-name="P26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Document_20_attributes">Document</text:p>
        <text:p text:style-name="P56">Author: <text:user-defined style:data-style-name="N0" text:name="Author">luciano de falco alfano</text:user-defined>. Ver: <text:user-defined style:data-style-name="N0" text:name="docver">0.2</text:user-defined><text:s/><text:span text:style-name="T53">of</text:span> <text:user-defined style:data-style-name="N0" text:name="Docdate">23rd jun 2019</text:user-defined>.</text:p>
        <text:p text:style-name="P56">Licenze<text:span text:style-name="T53">:</text:span> <text:a xlink:type="simple" xlink:href="https://creativecommons.org/licenses/by-sa/4.0/" text:style-name="Internet_20_link" text:visited-style-name="Visited_20_Internet_20_Link"><text:user-defined style:data-style-name="N0" text:name="License">CC BY-SA 4.0</text:user-defined></text:a><text:span text:style-name="T64">. Repository: </text:span><text:a xlink:type="simple" xlink:href="https://github.com/l-dfa/cios_cmds" text:style-name="Internet_20_link" text:visited-style-name="Visited_20_Internet_20_Link"><text:span text:style-name="T64">cios_cmds on GitHub</text:span></text:a><text:span text:style-name="T64">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cm" fo:margin-right="0cm" fo:text-indent="0cm" style:auto-text-indent="false"/>
      <style:text-properties style:font-name="Liberation Sans1" fo:font-family="'Liberation Sans'" style:font-style-name="Standard" style:font-family-generic="swiss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cm" fo:margin-top="0cm" fo:margin-bottom="0cm" loext:contextual-spacing="false" fo:line-height="100%" fo:text-indent="-0.25cm" style:auto-text-indent="false" style:page-number="auto">
        <style:tab-stops/>
      </style:paragraph-properties>
      <style:text-properties fo:font-size="10pt" officeooo:rsid="00268729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padding="0.049cm" fo:border-left="none" fo:border-right="none" fo:border-top="none" fo:border-bottom="0.99pt solid #0000cc"/>
      <style:text-properties fo:color="#0000cc" fo:font-size="13pt" fo:font-weight="normal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101cm" loext:contextual-spacing="false"/>
      <style:text-properties fo:color="#0066cc" fo:font-size="12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0pt"/>
    </style:style>
    <style:style style:name="testov6" style:family="paragraph" style:parent-style-name="Text_20_body">
      <style:paragraph-properties fo:padding="0.049cm" fo:border="0.06pt solid #0099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sto_20_preformattato_20_piccolo" style:display-name="testo preformattato piccolo" style:family="paragraph" style:parent-style-name="Preformatted_20_Text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font-size="6pt" fo:letter-spacing="-0.004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left="0.25cm" fo:margin-right="9.999cm" fo:margin-top="0cm" fo:margin-bottom="0.101cm" loext:contextual-spacing="false" fo:text-indent="0cm" style:auto-text-indent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cument_20_attributes" style:display-name="Document attributes" style:family="paragraph" style:parent-style-name="Text_20_body" style:master-page-name="">
      <style:paragraph-properties style:page-number="auto" fo:padding="0.049cm" fo:border-left="none" fo:border-right="none" fo:border-top="none" fo:border-bottom="0.26pt solid #808080"/>
      <style:text-properties fo:color="#666666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fo:color="#999999"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igitazione_20_utente_20_in_20_nota" style:display-name="digitazione utente in nota" style:family="text" style:parent-style-name="User_20_Entry">
      <style:text-properties fo:color="#999999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40865" officeooo:paragraph-rsid="00340865"/>
    </style:style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orizontal_20_Line"/>
        <text:p text:style-name="MP1">pag.<text:page-number text:select-page="current">2</text:page-number>/<text:page-count>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meta:editing-cycles>83</meta:editing-cycles>
    <meta:editing-duration>PT10H13M29S</meta:editing-duration>
    <dc:title>Cisco IOS Quick Reference</dc:title>
    <dc:date>2019-06-23T23:07:32.396000000</dc:date>
    <dc:creator>luciano de falco alfano</dc:creator>
    <meta:document-statistic meta:table-count="1" meta:image-count="0" meta:object-count="0" meta:page-count="2" meta:paragraph-count="172" meta:word-count="831" meta:character-count="5440" meta:non-whitespace-character-count="4541"/>
    <meta:user-defined meta:name="Author">luciano de falco alfano</meta:user-defined>
    <meta:user-defined meta:name="Docdate">23rd jun 2019</meta:user-defined>
    <meta:user-defined meta:name="License">CC BY-SA 4.0</meta:user-defined>
    <meta:user-defined meta:name="docver">0.2</meta:user-defined>
  </office:meta>
</office:document-meta>
</file>